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References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Quantity</text:p>
          </table:table-cell>
          <table:table-cell office:value-type="string">
            <text:p>URL</text:p>
          </table:table-cell>
        </table:table-row>
        <table:table-row table:style-name="ro1">
          <table:table-cell office:value-type="string">
            <text:p>J2, J3, J4, J5</text:p>
          </table:table-cell>
          <table:table-cell office:value-type="string">
            <text:p>Conn_01x10_Male</text:p>
          </table:table-cell>
          <table:table-cell office:value-type="string">
            <text:p>BREAD 10-Pin Connector</text:p>
          </table:table-cell>
          <table:table-cell office:value-type="float" office:value="4">
            <text:p>4</text:p>
          </table:table-cell>
          <table:table-cell office:value-type="string">
            <text:p>https://www.digikey.ca/en/products/detail/amphenol-cs-fci/10129378-910002BLF/7915958</text:p>
          </table:table-cell>
        </table:table-row>
        <table:table-row table:style-name="ro1">
          <table:table-cell office:value-type="string">
            <text:p>J1</text:p>
          </table:table-cell>
          <table:table-cell office:value-type="string">
            <text:p>10129379-910002BLF</text:p>
          </table:table-cell>
          <table:table-cell office:value-type="string">
            <text:p>1x10 RA Male Header 2.54mm Pitch</text:p>
          </table:table-cell>
          <table:table-cell office:value-type="float" office:value="1">
            <text:p>1</text:p>
          </table:table-cell>
          <table:table-cell office:value-type="string">
            <text:p>https://www.digikey.ca/en/products/detail/amphenol-cs-fci/10129379-910002BLF/7916010</text:p>
          </table:table-cell>
        </table:table-row>
        <table:table-row table:style-name="ro2">
          <table:table-cell office:value-type="string">
            <text:p>J6</text:p>
          </table:table-cell>
          <table:table-cell office:value-type="string">
            <text:p>PPPC101LGBN-RC</text:p>
          </table:table-cell>
          <table:table-cell office:value-type="string">
            <text:p>PinSocket_1x10_P2.54mm_Horizontal</text:p>
          </table:table-cell>
          <table:table-cell office:value-type="float" office:value="1">
            <text:p>1</text:p>
          </table:table-cell>
          <table:table-cell table:style-name="ce1" office:value-type="string">
            <text:p>https://www.digikey.ca/en/products/detail/sullins-connector-solutions/PPTC101LGBN-RC/775904</text:p>
          </table:table-cell>
        </table:table-row>
        <table:table-row table:style-name="ro2">
          <table:table-cell office:value-type="string">
            <text:p>J7</text:p>
          </table:table-cell>
          <table:table-cell office:value-type="string">
            <text:p>Barrel_Jack</text:p>
          </table:table-cell>
          <table:table-cell office:value-type="string">
            <text:p>BarrelJack_CUI_PJ-063AH_Horizontal</text:p>
          </table:table-cell>
          <table:table-cell office:value-type="float" office:value="1">
            <text:p>1</text:p>
          </table:table-cell>
          <table:table-cell office:value-type="string">
            <text:p>https://www.digikey.ca/en/products/detail/cui-devices/pj-063ah/216120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$</number:text>
      <number:number number:decimal-places="0" number:min-integer-digits="1" number:grouping="true"/>
      <number:text> </number:text>
    </number:number-style>
    <number:number-style style:name="N133P1" style:volatile="true">
      <number:text> $(</number:text>
      <number:number number:decimal-places="0" number:min-integer-digits="1" number:grouping="true"/>
      <number:text>)</number:text>
    </number:number-style>
    <number:number-style style:name="N133P2" style:volatile="true">
      <number:text> $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$</number:text>
      <number:number number:decimal-places="2" number:min-integer-digits="1" number:grouping="true"/>
      <number:text> </number:text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integer-digits="3" number:min-exponent-digits="1"/>
    </number:number-style>
    <number:currency-style style:name="N13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7P0"/>
    </number:currency-style>
    <number:currency-style style:name="N138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38P0"/>
    </number:currency-style>
    <number:number-style style:name="N139">
      <number:text>$</number:text>
      <number:number number:decimal-places="2" number:min-integer-digits="1" number:grouping="true"/>
    </number:number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On</number:text>
    </number:number-style>
    <number:number-style style:name="N142P1" style:volatile="true">
      <number:text>On</number:text>
    </number:number-style>
    <number:number-style style:name="N142">
      <number:text>Off</number:text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3P0"/>
    </number:currency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number:number-style style:name="N16133P0" style:volatile="true" number:language="en" number:country="US">
      <number:number number:decimal-places="0" number:min-integer-digits="1" number:grouping="true"/>
      <number:text> </number:text>
    </number:number-style>
    <number:number-style style:name="N1613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33P0"/>
    </number:number-style>
    <number:number-style style:name="N16134P0" style:volatile="true" number:language="en" number:country="US">
      <number:number number:decimal-places="0" number:min-integer-digits="1" number:grouping="true"/>
      <number:text> </number:text>
    </number:number-style>
    <number:number-style style:name="N16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34P0"/>
    </number:number-style>
    <number:number-style style:name="N16135P0" style:volatile="true" number:language="en" number:country="US">
      <number:number number:decimal-places="2" number:min-integer-digits="1" number:grouping="true"/>
      <number:text> </number:text>
    </number:number-style>
    <number:number-style style:name="N16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35P0"/>
    </number:number-style>
    <number:number-style style:name="N16136P0" style:volatile="true" number:language="en" number:country="US">
      <number:number number:decimal-places="2" number:min-integer-digits="1" number:grouping="true"/>
      <number:text> </number:text>
    </number:number-style>
    <number:number-style style:name="N16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6P0"/>
    </number:number-style>
    <number:currency-style style:name="N16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7P0"/>
    </number:currency-style>
    <number:currency-style style:name="N16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8P0"/>
    </number:currency-style>
    <number:currency-style style:name="N16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9P0"/>
    </number:currency-style>
    <number:currency-style style:name="N16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40P0"/>
    </number:currency-style>
    <number:currency-style style:name="N16141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8">02/18/2024</text:date>, <text:time>13:5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READ_5f_Loaf" style:display-name="PageStyle_BREAD_Loa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18T13:41:23.04</meta:creation-date>
    <dc:date>2024-02-18T13:52:11.93</dc:date>
    <meta:editing-duration>PT10M50S</meta:editing-duration>
    <meta:editing-cycles>1</meta:editing-cycles>
    <meta:document-statistic meta:table-count="3" meta:cell-count="25" meta:object-count="0"/>
    <meta:generator>OpenOffice/4.1.15$Win32 OpenOffice.org_project/4115m2$Build-9813</meta:generator>
  </office:meta>
</office:document-meta>
</file>